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Ubuntu Java 8 Oracle</text:p>
          </table:table-cell>
          <table:table-cell table:number-columns-repeated="3"/>
          <table:table-cell office:value-type="string" calcext:value-type="string">
            <text:p>Ubuntu Java 7 Oracle</text:p>
          </table:table-cell>
          <table:table-cell table:number-columns-repeated="3"/>
          <table:table-cell office:value-type="string" calcext:value-type="string">
            <text:p>OpenJDK 7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ynchronized</text:p>
          </table:table-cell>
          <table:table-cell table:formula="of:=AVERAGE([.B6:.B105])" office:value-type="float" office:value="92.06" calcext:value-type="float">
            <text:p>92,06</text:p>
          </table:table-cell>
          <table:table-cell office:value-type="string" calcext:value-type="string">
            <text:p>Atomic</text:p>
          </table:table-cell>
          <table:table-cell table:formula="of:=AVERAGE([.D6:.D105])" office:value-type="float" office:value="61.93" calcext:value-type="float">
            <text:p>61,93</text:p>
          </table:table-cell>
          <table:table-cell office:value-type="string" calcext:value-type="string">
            <text:p>Synchronized</text:p>
          </table:table-cell>
          <table:table-cell table:formula="of:=AVERAGE([.F4:.F103])" office:value-type="float" office:value="148.367346938776" calcext:value-type="float">
            <text:p>148,3673469388</text:p>
          </table:table-cell>
          <table:table-cell office:value-type="string" calcext:value-type="string">
            <text:p>Atomic</text:p>
          </table:table-cell>
          <table:table-cell table:formula="of:=AVERAGE([.H4:.H103])" office:value-type="float" office:value="123.367346938776" calcext:value-type="float">
            <text:p>123,3673469388</text:p>
          </table:table-cell>
          <table:table-cell office:value-type="string" calcext:value-type="string">
            <text:p>Synchronized</text:p>
          </table:table-cell>
          <table:table-cell table:formula="of:=AVERAGE([.J4:.J103])" office:value-type="float" office:value="130.816326530612" calcext:value-type="float">
            <text:p>130,8163265306</text:p>
          </table:table-cell>
          <table:table-cell office:value-type="string" calcext:value-type="string">
            <text:p>Atomic</text:p>
          </table:table-cell>
          <table:table-cell table:formula="of:=AVERAGE([.L4:.L103])" office:value-type="float" office:value="122.010204081633" calcext:value-type="float">
            <text:p>122,010204081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99" calcext:value-type="float">
            <text:p>199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99" calcext:value-type="float">
            <text:p>199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208" calcext:value-type="float">
            <text:p>208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99" calcext:value-type="float">
            <text:p>199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0" number:min-integer-digits="3">
        <number:embedded-text number:position="2">.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.00.0000</text:date>, <text:time style:data-style-name="N2" text:time-value="22:05:01.335429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a Obrok</meta:initial-creator>
    <meta:creation-date>2015-03-16T21:25:17.186428827</meta:creation-date>
    <dc:date>2015-03-16T22:18:44.170587035</dc:date>
    <dc:creator>Beata Obrok</dc:creator>
    <meta:editing-duration>P0D</meta:editing-duration>
    <meta:editing-cycles>3</meta:editing-cycles>
    <meta:generator>LibreOffice/4.2.7.2$Linux_X86_64 LibreOffice_project/420m0$Build-2</meta:generator>
    <meta:document-statistic meta:table-count="1" meta:cell-count="615" meta:object-count="0"/>
  </office:meta>
</office:document-meta>
</file>